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color="#FF0000" fo:font-size="12pt" style:font-size-asian="12pt" style:font-size-complex="12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  <style:text-properties fo:color="#FF0000"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2pt solid #000000" fo:border-left="2pt solid #000000" fo:border-right="none" style:vertical-align="top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color="#FF0000" fo:font-size="14pt" style:font-size-asian="14pt" style:font-size-complex="14pt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color="#FF0000" fo:font-size="14pt" style:font-size-asian="14pt" style:font-size-complex="14pt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color="#FF0000" fo:font-size="14pt" style:font-size-asian="14pt" style:font-size-complex="14pt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  <style:text-properties fo:color="#FF0000" fo:font-size="14pt" style:font-size-asian="14pt" style:font-size-complex="14pt"/>
    </style:style>
    <style:style style:name="ce33" style:family="table-cell" style:parent-style-name="Default" style:data-style-name="N0">
      <style:table-cell-properties fo:border-top="thin solid #000000" fo:border-bottom="2pt solid #000000" fo:border-left="2pt solid #000000" fo:border-right="none" style:vertical-align="top" style:repeat-content="fals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FF2C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color="#FF0000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color="#FF0000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FF0000"/>
    </style:style>
    <style:style style:name="ce5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color="#FF0000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color="#FF0000"/>
    </style:style>
    <style:style style:name="ce5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 style:repeat-content="false"/>
      <style:paragraph-properties fo:text-align="start" fo:margin-left="0cm"/>
      <style:text-properties fo:color="#FF0000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color="#FF0000"/>
    </style:style>
    <style:style style:name="ce6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fo:color="#FF0000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color="#FF0000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  <style:text-properties fo:color="#FF0000"/>
    </style:style>
    <style:style style:name="ce6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transparent" style:repeat-content="false"/>
      <style:paragraph-properties fo:text-align="center"/>
      <style:text-properties fo:color="#FF0000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color="#FF0000"/>
    </style:style>
    <style:style style:name="ce7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color="#FF0000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2pt solid #000000" fo:border-left="none" fo:border-right="none" style:vertical-align="top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fo:background-color="transparent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12.197291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5.90020833333333cm"/>
    </style:style>
    <style:style style:name="co8" style:family="table-column">
      <style:table-column-properties fo:break-before="auto" style:column-width="16.1395833333333cm"/>
    </style:style>
    <style:style style:name="co9" style:family="table-column">
      <style:table-column-properties fo:break-before="auto" style:column-width="0.0264583333333333cm"/>
    </style:style>
    <style:style style:name="co10" style:family="table-column">
      <style:table-column-properties fo:break-before="auto" style:column-width="0.47625cm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7.01145833333333cm"/>
    </style:style>
    <style:style style:name="co14" style:family="table-column">
      <style:table-column-properties fo:break-before="auto" style:column-width="4.07458333333333cm"/>
    </style:style>
    <style:style style:name="co15" style:family="table-column">
      <style:table-column-properties fo:break-before="auto" style:column-width="6.05895833333333cm"/>
    </style:style>
    <style:style style:name="co16" style:family="table-column">
      <style:table-column-properties fo:break-before="auto" style:column-width="5.52979166666667cm"/>
    </style:style>
    <style:style style:name="co17" style:family="table-column">
      <style:table-column-properties fo:break-before="auto" style:column-width="5.66208333333333cm"/>
    </style:style>
    <style:style style:name="co18" style:family="table-column">
      <style:table-column-properties fo:break-before="auto" style:column-width="5.34458333333333cm"/>
    </style:style>
    <style:style style:name="co19" style:family="table-column">
      <style:table-column-properties fo:break-before="auto" style:column-width="2.5135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92.25pt" style:use-optimal-row-height="fals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47.2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03.5pt" style:use-optimal-row-height="fals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19.5pt" style:use-optimal-row-height="true" fo:break-before="auto"/>
    </style:style>
    <style:style style:name="ro10" style:family="table-row">
      <style:table-row-properties style:row-height="9.7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93pt" style:use-optimal-row-height="false" fo:break-before="auto"/>
    </style:style>
    <style:style style:name="ro13" style:family="table-row">
      <style:table-row-properties style:row-height="34.5pt" style:use-optimal-row-height="false" fo:break-before="auto"/>
    </style:style>
    <style:style style:name="ro14" style:family="table-row">
      <style:table-row-properties style:row-height="90pt" style:use-optimal-row-height="true" fo:break-before="auto"/>
    </style:style>
    <style:style style:name="ro15" style:family="table-row">
      <style:table-row-properties style:row-height="75pt" style:use-optimal-row-height="true" fo:break-before="auto"/>
    </style:style>
    <style:style style:name="ro16" style:family="table-row">
      <style:table-row-properties style:row-height="105pt" style:use-optimal-row-height="true" fo:break-before="auto"/>
    </style:style>
    <style:style style:name="ro17" style:family="table-row">
      <style:table-row-properties style:row-height="120pt" style:use-optimal-row-height="true" fo:break-before="auto"/>
    </style:style>
    <style:style style:name="ro18" style:family="table-row">
      <style:table-row-properties style:row-height="7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LR_standard_user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1" table:style-name="ce20">
            <text:p>HLR : High Level Re. Doc</text:p>
            <text:p>URL : https://www.saucedemo.com/</text:p>
            <text:p>Username : standard_user <text:s text:c="25"/>Password : secret_sauc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21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22">
            <text:p>Functionality ID</text:p>
          </table:table-cell>
          <table:table-cell office:value-type="string" table:number-columns-spanned="1" table:number-rows-spanned="2" table:style-name="ce22">
            <text:p>Functionality Name</text:p>
          </table:table-cell>
          <table:table-cell office:value-type="string" table:number-columns-spanned="1" table:number-rows-spanned="2" table:style-name="ce22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string" table:style-name="ce3">
            <text:p>check the URL of the website <text:s/>"https://www.saucedemo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5">
            <text:p>2</text:p>
          </table:table-cell>
          <table:table-cell office:value-type="string" table:style-name="ce6">
            <text:p>check the "Login" button.</text:p>
          </table:table-cell>
          <table:table-cell office:value-type="string" table:style-name="ce7">
            <text:p>By clicking this button, the website will redirect to the <text:s/>home page with given username and password, But the main page will not show the registered usernam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3" table:style-name="ce8">
            <text:p>3</text:p>
          </table:table-cell>
          <table:table-cell office:value-type="string" table:style-name="ce9">
            <text:p>check the main menu at left-top side.</text:p>
          </table:table-cell>
          <table:table-cell office:value-type="string" table:style-name="ce10">
            <text:p>By clicking this menu ,the main menu will be openes with other menu option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string" table:style-name="ce9">
            <text:p>check "All items" menu</text:p>
          </table:table-cell>
          <table:table-cell office:value-type="string" table:style-name="ce11">
            <text:p>This menu will open the description page about all items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5">
            <text:p>5</text:p>
          </table:table-cell>
          <table:table-cell office:value-type="string" table:style-name="ce6">
            <text:p>check "About" menu<text:s/></text:p>
          </table:table-cell>
          <table:table-cell office:value-type="string" table:style-name="ce12">
            <text:p>This menu will redirect to the another URL "sauceLab"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5">
            <text:p>6</text:p>
          </table:table-cell>
          <table:table-cell office:value-type="string" table:style-name="ce6">
            <text:p>check the menu "Reset App State"</text:p>
          </table:table-cell>
          <table:table-cell office:value-type="string" table:style-name="ce12">
            <text:p>By clicking this menu,nothing will be opened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string" table:style-name="ce13">
            <text:p>check "close" button from the main menu.</text:p>
          </table:table-cell>
          <table:table-cell office:value-type="string" table:style-name="ce11">
            <text:p>By clicking this button , the main menu can be hidden or closed.</text:p>
          </table:table-cell>
          <table:table-cell table:number-columns-repeated="16380"/>
        </table:table-row>
        <table:table-row table:style-name="ro1">
          <table:table-cell/>
          <table:table-cell table:style-name="ce8"/>
          <table:table-cell table:style-name="ce9"/>
          <table:table-cell table:style-name="ce11"/>
          <table:table-cell table:number-columns-repeated="16380"/>
        </table:table-row>
        <table:table-row table:style-name="ro1">
          <table:table-cell/>
          <table:table-cell office:value-type="float" office:value="101" table:style-name="ce8">
            <text:p>101</text:p>
          </table:table-cell>
          <table:table-cell office:value-type="string" table:style-name="ce9">
            <text:p>check the "Cart" button</text:p>
          </table:table-cell>
          <table:table-cell office:value-type="string" table:style-name="ce11">
            <text:p>By clicking this button,the cart page will be opened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2" table:style-name="ce8">
            <text:p>102</text:p>
          </table:table-cell>
          <table:table-cell office:value-type="string" table:style-name="ce9">
            <text:p>check "Continue shopping" button</text:p>
          </table:table-cell>
          <table:table-cell office:value-type="string" table:style-name="ce10">
            <text:p>By clicking here the shopping will be continuedwith home page or main page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3" table:style-name="ce8">
            <text:p>103</text:p>
          </table:table-cell>
          <table:table-cell office:value-type="string" table:style-name="ce9">
            <text:p>check "Checkout" button</text:p>
          </table:table-cell>
          <table:table-cell office:value-type="string" table:style-name="ce10">
            <text:p>This page will take the information from the user to check out that item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104" table:style-name="ce8">
            <text:p>104</text:p>
          </table:table-cell>
          <table:table-cell office:value-type="string" table:style-name="ce9">
            <text:p>check "Cancel" button<text:s/></text:p>
          </table:table-cell>
          <table:table-cell office:value-type="string" table:style-name="ce10">
            <text:p>By clicking this button ,the cancellation can be done for the checkout purpose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5" table:style-name="ce8">
            <text:p>105</text:p>
          </table:table-cell>
          <table:table-cell office:value-type="string" table:style-name="ce9">
            <text:p>check "Continue" button<text:s/></text:p>
          </table:table-cell>
          <table:table-cell office:value-type="string" table:style-name="ce11">
            <text:p>This will redirect to the page when you can purchase the item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6" table:style-name="ce8">
            <text:p>106</text:p>
          </table:table-cell>
          <table:table-cell office:value-type="string" table:style-name="ce9">
            <text:p>check "Cancel" button<text:s/></text:p>
          </table:table-cell>
          <table:table-cell office:value-type="string" table:style-name="ce11">
            <text:p>This will cancel the current transa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7" table:style-name="ce8">
            <text:p>107</text:p>
          </table:table-cell>
          <table:table-cell office:value-type="string" table:style-name="ce9">
            <text:p>check "Finish" button</text:p>
          </table:table-cell>
          <table:table-cell office:value-type="string" table:style-name="ce11">
            <text:p>This will redirect to finish the purchase transaction.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8" table:style-name="ce8">
            <text:p>108</text:p>
          </table:table-cell>
          <table:table-cell office:value-type="string" table:style-name="ce9">
            <text:p>check "Back Home" button</text:p>
          </table:table-cell>
          <table:table-cell office:value-type="string" table:style-name="ce11">
            <text:p>This will redirect to the main page.</text:p>
          </table:table-cell>
          <table:table-cell table:number-columns-repeated="16380"/>
        </table:table-row>
        <table:table-row table:style-name="ro1">
          <table:table-cell/>
          <table:table-cell table:style-name="ce8"/>
          <table:table-cell table:style-name="ce9"/>
          <table:table-cell table:style-name="ce11"/>
          <table:table-cell table:number-columns-repeated="16380"/>
        </table:table-row>
        <table:table-row table:style-name="ro3">
          <table:table-cell/>
          <table:table-cell office:value-type="float" office:value="201" table:style-name="ce8">
            <text:p>201</text:p>
          </table:table-cell>
          <table:table-cell office:value-type="string" table:style-name="ce13">
            <text:p>check the drop down list for name <text:s text:c="12"/>(A to Z )</text:p>
          </table:table-cell>
          <table:table-cell office:value-type="string" table:style-name="ce10">
            <text:p>By selecting this option , the items will be displayed according to <text:s/>a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2" table:style-name="ce8">
            <text:p>202</text:p>
          </table:table-cell>
          <table:table-cell office:value-type="string" table:style-name="ce13">
            <text:p>check the drop down list for name <text:s text:c="13"/>(Z to A )<text:s/></text:p>
          </table:table-cell>
          <table:table-cell office:value-type="string" table:style-name="ce10">
            <text:p>By selecting this option ,the items will be displayed according to de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3" table:style-name="ce8">
            <text:p>203</text:p>
          </table:table-cell>
          <table:table-cell office:value-type="string" table:style-name="ce13">
            <text:p>check the drop dosn list for price <text:s text:c="10"/>(low to high)</text:p>
          </table:table-cell>
          <table:table-cell office:value-type="string" table:style-name="ce10">
            <text:p>By selecting this option, the item's price will be displayed according to ascending order.</text:p>
          </table:table-cell>
          <table:table-cell table:number-columns-repeated="16380"/>
        </table:table-row>
        <table:table-row table:style-name="ro3">
          <table:table-cell/>
          <table:table-cell office:value-type="float" office:value="204" table:style-name="ce8">
            <text:p>204</text:p>
          </table:table-cell>
          <table:table-cell office:value-type="string" table:style-name="ce13">
            <text:p>check the drop down list for price <text:s text:c="9"/>(high to low )</text:p>
          </table:table-cell>
          <table:table-cell office:value-type="string" table:style-name="ce10">
            <text:p>By selecting this option ,the item's price will be displayed according to descending order.</text:p>
          </table:table-cell>
          <table:table-cell table:number-columns-repeated="16380"/>
        </table:table-row>
        <table:table-row table:style-name="ro1">
          <table:table-cell/>
          <table:table-cell table:style-name="ce8"/>
          <table:table-cell table:style-name="ce9"/>
          <table:table-cell table:style-name="ce11"/>
          <table:table-cell table:number-columns-repeated="16380"/>
        </table:table-row>
        <table:table-row table:style-name="ro3">
          <table:table-cell/>
          <table:table-cell office:value-type="float" office:value="301" table:style-name="ce8">
            <text:p>301</text:p>
          </table:table-cell>
          <table:table-cell office:value-type="string" table:style-name="ce13">
            <text:p>check "Add to cart" button displayed on every product<text:s/></text:p>
          </table:table-cell>
          <table:table-cell office:value-type="string" table:style-name="ce10">
            <text:p>By clicking this button, product will add to cart and number of product will displayed on right-top side<text:s/>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02" table:style-name="ce8">
            <text:p>302</text:p>
          </table:table-cell>
          <table:table-cell office:value-type="string" table:style-name="ce13">
            <text:p>check "Remove" button.</text:p>
          </table:table-cell>
          <table:table-cell office:value-type="string" table:style-name="ce10">
            <text:p>By clicking this button ,product will remove from cart.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style-name="ce9"/>
          <table:table-cell table:style-name="ce11"/>
          <table:table-cell table:number-columns-repeated="16380"/>
        </table:table-row>
        <table:table-row table:style-name="ro3">
          <table:table-cell/>
          <table:table-cell office:value-type="float" office:value="401" table:style-name="ce5">
            <text:p>401</text:p>
          </table:table-cell>
          <table:table-cell office:value-type="string" table:style-name="ce15">
            <text:p>check "twitter" button</text:p>
          </table:table-cell>
          <table:table-cell office:value-type="string" table:style-name="ce7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16"/>
          <table:table-cell table:style-name="ce6"/>
          <table:table-cell table:style-name="ce11"/>
          <table:table-cell table:number-columns-repeated="16380"/>
        </table:table-row>
        <table:table-row table:style-name="ro3">
          <table:table-cell/>
          <table:table-cell office:value-type="float" office:value="501" table:style-name="ce5">
            <text:p>501</text:p>
          </table:table-cell>
          <table:table-cell office:value-type="string" table:style-name="ce15">
            <text:p>check "facebook" button<text:s/></text:p>
          </table:table-cell>
          <table:table-cell office:value-type="string" table:style-name="ce7">
            <text:p>By clicking this button, twitter website opened but via another URL "saucelab"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style-name="ce9"/>
          <table:table-cell table:style-name="ce11"/>
          <table:table-cell table:number-columns-repeated="16380"/>
        </table:table-row>
        <table:table-row table:style-name="ro5">
          <table:table-cell/>
          <table:table-cell office:value-type="float" office:value="601" table:style-name="ce17">
            <text:p>601</text:p>
          </table:table-cell>
          <table:table-cell office:value-type="string" table:style-name="ce18">
            <text:p>check "linkedIn" button</text:p>
          </table:table-cell>
          <table:table-cell office:value-type="string" table:style-name="ce19">
            <text:p>By clicking this button , linkedIn website opened.</text:p>
          </table:table-cell>
          <table:table-cell table:number-columns-repeated="16380"/>
        </table:table-row>
        <table:table-row table:number-rows-repeated="1048541" table:style-name="ro6">
          <table:table-cell table:number-columns-repeated="16384"/>
        </table:table-row>
      </table:table>
      <table:table table:name="Scenario_standard_user_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6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7">
          <table:table-cell/>
          <table:table-cell office:value-type="string" table:number-columns-spanned="3" table:number-rows-spanned="1" table:style-name="ce35">
            <text:p>Test Scenario</text:p>
            <text:p>URL : https://www.saucedemo.com/</text:p>
            <text:p>Username : standard_user <text:s text:c="25"/>Password : secret_sauc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2" table:number-rows-spanned="1" table:style-name="ce21"/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1" table:number-rows-spanned="2" table:style-name="ce36">
            <text:p>Scenario <text:s/>ID</text:p>
          </table:table-cell>
          <table:table-cell office:value-type="string" table:number-columns-spanned="1" table:number-rows-spanned="2" table:style-name="ce36">
            <text:p>Scenario Name</text:p>
          </table:table-cell>
          <table:table-cell table:number-columns-repeated="16381" table:style-name="ce1"/>
        </table:table-row>
        <table:table-row table:style-name="ro1">
          <table:table-cell/>
          <table:covered-table-cell/>
          <table:covered-table-cell/>
          <table:table-cell table:number-columns-repeated="16381" table:style-name="ce1"/>
        </table:table-row>
        <table:table-row table:style-name="ro8">
          <table:table-cell/>
          <table:table-cell office:value-type="float" office:value="1" table:style-name="ce23">
            <text:p>1</text:p>
          </table:table-cell>
          <table:table-cell office:value-type="string" table:style-name="ce24">
            <text:p>check the URL of the website <text:s/>"https://www.saucedemo.com/"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float" office:value="2" table:style-name="ce25">
            <text:p>2</text:p>
          </table:table-cell>
          <table:table-cell office:value-type="string" table:style-name="ce26">
            <text:p>check the "Login" button.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float" office:value="3" table:style-name="ce27">
            <text:p>3</text:p>
          </table:table-cell>
          <table:table-cell office:value-type="string" table:style-name="ce28">
            <text:p>check the main menu at left-top side.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float" office:value="4" table:style-name="ce27">
            <text:p>4</text:p>
          </table:table-cell>
          <table:table-cell office:value-type="string" table:style-name="ce28">
            <text:p>check "All items" menu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float" office:value="5" table:style-name="ce25">
            <text:p>5</text:p>
          </table:table-cell>
          <table:table-cell office:value-type="string" table:style-name="ce26">
            <text:p>check "About" menu<text:s/>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float" office:value="6" table:style-name="ce25">
            <text:p>6</text:p>
          </table:table-cell>
          <table:table-cell office:value-type="string" table:style-name="ce26">
            <text:p>check the menu "Reset App State"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float" office:value="7" table:style-name="ce27">
            <text:p>7</text:p>
          </table:table-cell>
          <table:table-cell office:value-type="string" table:style-name="ce29">
            <text:p>check "close" button from the main menu.</text:p>
          </table:table-cell>
          <table:table-cell table:number-columns-repeated="16381" table:style-name="ce1"/>
        </table:table-row>
        <table:table-row table:style-name="ro8">
          <table:table-cell/>
          <table:table-cell table:style-name="ce27"/>
          <table:table-cell table:style-name="ce28"/>
          <table:table-cell table:number-columns-repeated="16381" table:style-name="ce1"/>
        </table:table-row>
        <table:table-row table:style-name="ro8">
          <table:table-cell/>
          <table:table-cell office:value-type="float" office:value="101" table:style-name="ce27">
            <text:p>101</text:p>
          </table:table-cell>
          <table:table-cell office:value-type="string" table:style-name="ce28">
            <text:p>check the "Cart" button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float" office:value="102" table:style-name="ce27">
            <text:p>102</text:p>
          </table:table-cell>
          <table:table-cell office:value-type="string" table:style-name="ce28">
            <text:p>check "Continue shopping" button</text:p>
          </table:table-cell>
          <table:table-cell table:number-columns-repeated="16381" table:style-name="ce1"/>
        </table:table-row>
        <table:table-row table:style-name="ro8">
          <table:table-cell/>
          <table:table-cell office:value-type="float" office:value="103" table:style-name="ce27">
            <text:p>103</text:p>
          </table:table-cell>
          <table:table-cell office:value-type="string" table:style-name="ce28">
            <text:p>check "Checkout" button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104" table:style-name="ce27">
            <text:p>104</text:p>
          </table:table-cell>
          <table:table-cell office:value-type="string" table:style-name="ce28">
            <text:p>check "Cancel" button<text:s/>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105" table:style-name="ce27">
            <text:p>105</text:p>
          </table:table-cell>
          <table:table-cell office:value-type="string" table:style-name="ce28">
            <text:p>check "Continue" button<text:s/>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106" table:style-name="ce27">
            <text:p>106</text:p>
          </table:table-cell>
          <table:table-cell office:value-type="string" table:style-name="ce28">
            <text:p>check "Cancel" button<text:s/>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107" table:style-name="ce27">
            <text:p>107</text:p>
          </table:table-cell>
          <table:table-cell office:value-type="string" table:style-name="ce28">
            <text:p>check "Finish" button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108" table:style-name="ce27">
            <text:p>108</text:p>
          </table:table-cell>
          <table:table-cell office:value-type="string" table:style-name="ce28">
            <text:p>check "Back Home" button</text:p>
          </table:table-cell>
          <table:table-cell table:number-columns-repeated="16381"/>
        </table:table-row>
        <table:table-row table:style-name="ro8">
          <table:table-cell/>
          <table:table-cell table:style-name="ce27"/>
          <table:table-cell table:style-name="ce28"/>
          <table:table-cell table:number-columns-repeated="16381"/>
        </table:table-row>
        <table:table-row table:style-name="ro8">
          <table:table-cell/>
          <table:table-cell office:value-type="float" office:value="201" table:style-name="ce27">
            <text:p>201</text:p>
          </table:table-cell>
          <table:table-cell office:value-type="string" table:style-name="ce29">
            <text:p>check the drop down list for name <text:s text:c="7"/>(A to Z )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202" table:style-name="ce27">
            <text:p>202</text:p>
          </table:table-cell>
          <table:table-cell office:value-type="string" table:style-name="ce29">
            <text:p>check the drop down list for name <text:s text:c="9"/>(Z to A )<text:s/>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203" table:style-name="ce27">
            <text:p>203</text:p>
          </table:table-cell>
          <table:table-cell office:value-type="string" table:style-name="ce29">
            <text:p>check the drop dosn list for price <text:s text:c="7"/>(low to high)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204" table:style-name="ce27">
            <text:p>204</text:p>
          </table:table-cell>
          <table:table-cell office:value-type="string" table:style-name="ce29">
            <text:p>check the drop down list for price <text:s text:c="4"/>(high to low )</text:p>
          </table:table-cell>
          <table:table-cell table:number-columns-repeated="16381"/>
        </table:table-row>
        <table:table-row table:style-name="ro8">
          <table:table-cell/>
          <table:table-cell table:style-name="ce27"/>
          <table:table-cell table:style-name="ce28"/>
          <table:table-cell table:number-columns-repeated="16381"/>
        </table:table-row>
        <table:table-row table:style-name="ro8">
          <table:table-cell/>
          <table:table-cell office:value-type="float" office:value="301" table:style-name="ce27">
            <text:p>301</text:p>
          </table:table-cell>
          <table:table-cell office:value-type="string" table:style-name="ce29">
            <text:p>check "Add to cart" button displayed on every product<text:s/>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302" table:style-name="ce27">
            <text:p>302</text:p>
          </table:table-cell>
          <table:table-cell office:value-type="string" table:style-name="ce29">
            <text:p>check "Remove" button.</text:p>
          </table:table-cell>
          <table:table-cell table:number-columns-repeated="16381"/>
        </table:table-row>
        <table:table-row table:style-name="ro8">
          <table:table-cell/>
          <table:table-cell table:style-name="ce30"/>
          <table:table-cell table:style-name="ce28"/>
          <table:table-cell table:number-columns-repeated="16381"/>
        </table:table-row>
        <table:table-row table:style-name="ro8">
          <table:table-cell/>
          <table:table-cell office:value-type="float" office:value="401" table:style-name="ce25">
            <text:p>401</text:p>
          </table:table-cell>
          <table:table-cell office:value-type="string" table:style-name="ce31">
            <text:p>check "twitter" button</text:p>
          </table:table-cell>
          <table:table-cell table:number-columns-repeated="16381"/>
        </table:table-row>
        <table:table-row table:style-name="ro8">
          <table:table-cell/>
          <table:table-cell table:style-name="ce32"/>
          <table:table-cell table:style-name="ce26"/>
          <table:table-cell table:number-columns-repeated="16381"/>
        </table:table-row>
        <table:table-row table:style-name="ro8">
          <table:table-cell/>
          <table:table-cell office:value-type="float" office:value="501" table:style-name="ce25">
            <text:p>501</text:p>
          </table:table-cell>
          <table:table-cell office:value-type="string" table:style-name="ce31">
            <text:p>check "facebook" button<text:s/></text:p>
          </table:table-cell>
          <table:table-cell table:number-columns-repeated="16381"/>
        </table:table-row>
        <table:table-row table:style-name="ro8">
          <table:table-cell/>
          <table:table-cell table:style-name="ce30"/>
          <table:table-cell table:style-name="ce28"/>
          <table:table-cell table:number-columns-repeated="16381"/>
        </table:table-row>
        <table:table-row table:style-name="ro9">
          <table:table-cell/>
          <table:table-cell office:value-type="float" office:value="601" table:style-name="ce33">
            <text:p>601</text:p>
          </table:table-cell>
          <table:table-cell office:value-type="string" table:style-name="ce34">
            <text:p>check "linkedIn" button</text:p>
          </table:table-cell>
          <table:table-cell table:number-columns-repeated="16381"/>
        </table:table-row>
        <table:table-row table:number-rows-repeated="1048540" table:style-name="ro6">
          <table:table-cell table:number-columns-repeated="16384"/>
        </table:table-row>
      </table:table>
      <table:table table:name="TC__Standard_user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74" table:default-cell-style-name="ce1"/>
        <table:table-row table:style-name="ro10">
          <table:table-cell/>
          <table:table-cell table:number-columns-repeated="16383" table:style-name="ce1"/>
        </table:table-row>
        <table:table-row table:number-rows-repeated="2" table:style-name="ro6" table:visibility="collapse">
          <table:table-cell/>
          <table:table-cell table:number-columns-repeated="16383" table:style-name="ce1"/>
        </table:table-row>
        <table:table-row table:style-name="ro11">
          <table:table-cell/>
          <table:table-cell table:number-columns-repeated="16383" table:style-name="ce1"/>
        </table:table-row>
        <table:table-row table:style-name="ro12">
          <table:table-cell/>
          <table:table-cell office:value-type="string" table:number-columns-spanned="9" table:number-rows-spanned="1" table:style-name="ce84">
            <text:p><text:s text:c="94"/>Test Case</text:p>
            <text:p><text:s text:c="89"/>Username : standard_user <text:s text:c="18"/>Password : secret_sauce</text:p>
            <text:p><text:s text:c="103"/>Prepared by : Bhoomi Darji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table:number-columns-spanned="9" table:number-rows-spanned="1" table:style-name="ce21"/>
          <table:covered-table-cell table:number-columns-repeated="8"/>
          <table:table-cell table:number-columns-repeated="16374"/>
        </table:table-row>
        <table:table-row table:style-name="ro13">
          <table:table-cell/>
          <table:table-cell office:value-type="string" table:style-name="ce37">
            <text:p>Test scenario ID</text:p>
          </table:table-cell>
          <table:table-cell office:value-type="string" table:style-name="ce38">
            <text:p>Test case ID<text:s/></text:p>
          </table:table-cell>
          <table:table-cell office:value-type="string" table:style-name="ce38">
            <text:p>Test case description (summary)</text:p>
          </table:table-cell>
          <table:table-cell office:value-type="string" table:style-name="ce38">
            <text:p>Precondition<text:s/></text:p>
          </table:table-cell>
          <table:table-cell office:value-type="string" table:style-name="ce38">
            <text:p>Steps to perform</text:p>
          </table:table-cell>
          <table:table-cell office:value-type="string" table:style-name="ce39">
            <text:p>Test Data</text:p>
          </table:table-cell>
          <table:table-cell office:value-type="string" table:style-name="ce38">
            <text:p>Expected Outcome</text:p>
          </table:table-cell>
          <table:table-cell office:value-type="string" table:style-name="ce38">
            <text:p>Actual Outcome</text:p>
          </table:table-cell>
          <table:table-cell office:value-type="string" table:style-name="ce40">
            <text:p>Statu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" table:style-name="ce41">
            <text:p>1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Check the URL of the website <text:s/>"https://www.saucedemo.com/"</text:p>
          </table:table-cell>
          <table:table-cell office:value-type="string" table:style-name="ce44">
            <text:p>. Internet connection is required.</text:p>
            <text:p>. Browser must be needed to operate this URL.</text:p>
          </table:table-cell>
          <table:table-cell office:value-type="string" table:style-name="ce43">
            <text:p>1. To open the available browser in the system.</text:p>
            <text:p>2. Type or press the URL "https://www.saucedemo.com/" to the address bar.</text:p>
            <text:p>3. Press enter to open.</text:p>
          </table:table-cell>
          <table:table-cell office:value-type="string" table:style-name="ce45">
            <text:p>NA</text:p>
          </table:table-cell>
          <table:table-cell office:value-type="string" table:style-name="ce43">
            <text:p>To open the given URL successfully.</text:p>
          </table:table-cell>
          <table:table-cell office:value-type="string" table:style-name="ce44">
            <text:p>To open the given URL successfully.</text:p>
          </table:table-cell>
          <table:table-cell office:value-type="string" table:style-name="ce46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string" table:style-name="ce49">
            <text:p>Check the "Login" button with out giving any credentials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pan text:style-name="T2"/></text:p>
            <text:p/>
            <text:p><text:span text:style-name="T2">Password :</text:span></text:p>
          </table:table-cell>
          <table:table-cell office:value-type="string" table:style-name="ce49">
            <text:p>To notify about to enter the username and password</text:p>
          </table:table-cell>
          <table:table-cell office:value-type="string" table:style-name="ce50">
            <text:p>To notify about to enter the username and password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" table:style-name="ce48">
            <text:p>3</text:p>
          </table:table-cell>
          <table:table-cell office:value-type="string" table:style-name="ce49">
            <text:p>Check the "Login" button by blank username and valid passwor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pan text:style-name="T2"/></text:p>
            <text:p/>
            <text:p><text:span text:style-name="T2">Password :</text:span><text:s/>secret_sauce</text:p>
          </table:table-cell>
          <table:table-cell office:value-type="string" table:style-name="ce49">
            <text:p>To notify that the username is required.</text:p>
          </table:table-cell>
          <table:table-cell office:value-type="string" table:style-name="ce50">
            <text:p>To notify that the username is require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" table:style-name="ce48">
            <text:p>4</text:p>
          </table:table-cell>
          <table:table-cell office:value-type="string" table:style-name="ce49">
            <text:p>Check the "Login" button by blank Password and valid Username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text:s/></text:span>standard_user</text:p>
            <text:p/>
            <text:p><text:span text:style-name="T2">Password :</text:span><text:s/></text:p>
          </table:table-cell>
          <table:table-cell office:value-type="string" table:style-name="ce49">
            <text:p>To notify that the Password is required.</text:p>
          </table:table-cell>
          <table:table-cell office:value-type="string" table:style-name="ce50">
            <text:p>To notify that the Password is require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" table:style-name="ce48">
            <text:p>5</text:p>
          </table:table-cell>
          <table:table-cell office:value-type="string" table:style-name="ce52">
            <text:p>Check the "Login" button by entering username in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 %$$$$</text:span><text:span text:style-name="T2"/>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" table:style-name="ce48">
            <text:p>6</text:p>
          </table:table-cell>
          <table:table-cell office:value-type="string" table:style-name="ce52">
            <text:p>Check the "Login" button by entering password in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text:s/></text:span>standard_user</text:p>
            <text:p/>
            <text:p><text:span text:style-name="T2">Password :</text:span><text:s/><text:span text:style-name="T3">%$$$$</text:span>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" table:style-name="ce48">
            <text:p>7</text:p>
          </table:table-cell>
          <table:table-cell office:value-type="string" table:style-name="ce52">
            <text:p>Check the "Login" button by entering username and password in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 #$@%^</text:span><text:span text:style-name="T2"/></text:p>
            <text:p/>
            <text:p><text:span text:style-name="T2">Password :</text:span><text:s/><text:span text:style-name="T3">%$$$$</text:span>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" table:style-name="ce48">
            <text:p>8</text:p>
          </table:table-cell>
          <table:table-cell office:value-type="string" table:style-name="ce52">
            <text:p>Check the "Login" button by entering username in only numerica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 34567</text:span><text:span text:style-name="T2"/>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9" table:style-name="ce48">
            <text:p>9</text:p>
          </table:table-cell>
          <table:table-cell office:value-type="string" table:style-name="ce52">
            <text:p>Check the "Login" button by entering password <text:s/>in only numerica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text:s/></text:span>standard_user</text:p>
            <text:p/>
            <text:p><text:span text:style-name="T2">Password :</text:span><text:s/>647386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0" table:style-name="ce48">
            <text:p>10</text:p>
          </table:table-cell>
          <table:table-cell office:value-type="string" table:style-name="ce52">
            <text:p>Check the "Login" button by entering username and password in only numerica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736467</text:p>
            <text:p/>
            <text:p><text:span text:style-name="T2">Password :</text:span><text:s/>647387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1" table:style-name="ce48">
            <text:p>11</text:p>
          </table:table-cell>
          <table:table-cell office:value-type="string" table:style-name="ce52">
            <text:p>Check the "Login" button by entering username in only capital alphabets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BFHFJD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2" table:style-name="ce48">
            <text:p>12</text:p>
          </table:table-cell>
          <table:table-cell office:value-type="string" table:style-name="ce52">
            <text:p>Check the "Login" button by entering password <text:s/>in only <text:s/>capital alphabets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/text:p>
            <text:p/>
            <text:p><text:span text:style-name="T2">Password :</text:span><text:s/>FGTYEGG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3" table:style-name="ce48">
            <text:p>13</text:p>
          </table:table-cell>
          <table:table-cell office:value-type="string" table:style-name="ce52">
            <text:p>Check the "Login" button by entering username and password in only <text:s/>capital alphabets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YRTYRR</text:p>
            <text:p/>
            <text:p><text:span text:style-name="T2">Password :</text:span><text:s/>TEENRB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4" table:style-name="ce48">
            <text:p>14</text:p>
          </table:table-cell>
          <table:table-cell office:value-type="string" table:style-name="ce52">
            <text:p>Check the "Login" button by entering username in only small alphabets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dgehdye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5" table:style-name="ce48">
            <text:p>15</text:p>
          </table:table-cell>
          <table:table-cell office:value-type="string" table:style-name="ce52">
            <text:p>Check the "Login" button by entering password <text:s/>in only <text:s/>small alphabets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/text:p>
            <text:p/>
            <text:p><text:span text:style-name="T2">Password :</text:span><text:s/>hfhejd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6" table:style-name="ce48">
            <text:p>16</text:p>
          </table:table-cell>
          <table:table-cell office:value-type="string" table:style-name="ce52">
            <text:p>Check the "Login" button by entering username and password in only small <text:s/>alphabets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gtrynrdg</text:p>
            <text:p/>
            <text:p><text:span text:style-name="T2">Password :</text:span><text:s/>grebyryd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7" table:style-name="ce48">
            <text:p>17</text:p>
          </table:table-cell>
          <table:table-cell office:value-type="string" table:style-name="ce52">
            <text:p>Check the "Login" button by entering username in capital and <text:s/>small alphabets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HfrhSDrA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8" table:style-name="ce48">
            <text:p>18</text:p>
          </table:table-cell>
          <table:table-cell office:value-type="string" table:style-name="ce52">
            <text:p>Check the "Login" button by entering password <text:s/>in capital and <text:s text:c="2"/>small alphabets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736467</text:p>
            <text:p/>
            <text:p><text:span text:style-name="T2">Password :</text:span><text:s/>AhYIBSD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19" table:style-name="ce48">
            <text:p>19</text:p>
          </table:table-cell>
          <table:table-cell office:value-type="string" table:style-name="ce52">
            <text:p>Check the "Login" button by entering username and password in capital and <text:s/>small <text:s/>alphabets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HDuteL</text:p>
            <text:p/>
            <text:p><text:span text:style-name="T2">Password :</text:span><text:s/>GafRbvU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0" table:style-name="ce48">
            <text:p>20</text:p>
          </table:table-cell>
          <table:table-cell office:value-type="string" table:style-name="ce52">
            <text:p>Check the "Login" button by entering username in Numerical and alphabets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cf3j46f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1" table:style-name="ce48">
            <text:p>21</text:p>
          </table:table-cell>
          <table:table-cell office:value-type="string" table:style-name="ce52">
            <text:p>Check the "Login" button by entering password <text:s/>in Numerical and alphabets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/text:p>
            <text:p/>
            <text:p><text:span text:style-name="T2">Password :</text:span><text:s/>Ga4R67v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2" table:style-name="ce48">
            <text:p>22</text:p>
          </table:table-cell>
          <table:table-cell office:value-type="string" table:style-name="ce52">
            <text:p>Check the "Login" button by entering username and password in Numerical and <text:s text:c="2"/>alphabets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HD6t67L</text:p>
            <text:p/>
            <text:p><text:span text:style-name="T2">Password :</text:span><text:s/>G6f3bv9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3" table:style-name="ce48">
            <text:p>23</text:p>
          </table:table-cell>
          <table:table-cell office:value-type="string" table:style-name="ce52">
            <text:p>Check the "Login" button by entering username in Numerical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56&amp;6#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4" table:style-name="ce48">
            <text:p>24</text:p>
          </table:table-cell>
          <table:table-cell office:value-type="string" table:style-name="ce52">
            <text:p>Check the "Login" button by entering password <text:s/>in Numerical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text:s/></text:span>standard_user</text:p>
            <text:p/>
            <text:p><text:span text:style-name="T2">Password :</text:span><text:s/>6$%6@38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5" table:style-name="ce48">
            <text:p>25</text:p>
          </table:table-cell>
          <table:table-cell office:value-type="string" table:style-name="ce52">
            <text:p>Check the "Login" button by entering username and password in Numerical and <text:s text:c="2"/>special symbo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7$67@4</text:p>
            <text:p/>
            <text:p><text:span text:style-name="T2">Password :</text:span><text:s/>*6@#89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6" table:style-name="ce48">
            <text:p>26</text:p>
          </table:table-cell>
          <table:table-cell office:value-type="string" table:style-name="ce52">
            <text:p>Check the "Login" button by entering username in alphabetical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h#hj%d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7" table:style-name="ce48">
            <text:p>27</text:p>
          </table:table-cell>
          <table:table-cell office:value-type="string" table:style-name="ce52">
            <text:p>Check the "Login" button by entering password <text:s/>in alphabetical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/text:p>
            <text:p/>
            <text:p><text:span text:style-name="T2">Password :</text:span><text:s/>h$hj%v@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8" table:style-name="ce48">
            <text:p>28</text:p>
          </table:table-cell>
          <table:table-cell office:value-type="string" table:style-name="ce52">
            <text:p>Check the "Login" button by entering username and password in alphabetical and <text:s text:c="2"/>special symbo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g$%#hb</text:p>
            <text:p/>
            <text:p><text:span text:style-name="T2">Password :</text:span><text:s/>h#mji$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29" table:style-name="ce48">
            <text:p>29</text:p>
          </table:table-cell>
          <table:table-cell office:value-type="string" table:style-name="ce52">
            <text:p>Check the "Login" button by entering username in only capital alphabets <text:s/>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F$P#TE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0" table:style-name="ce48">
            <text:p>30</text:p>
          </table:table-cell>
          <table:table-cell office:value-type="string" table:style-name="ce52">
            <text:p>Check the "Login" button by entering password <text:s/>in only capital alphabets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/text:p>
            <text:p/>
            <text:p><text:span text:style-name="T2">Password :</text:span><text:s/>H$@JK#L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1" table:style-name="ce48">
            <text:p>31</text:p>
          </table:table-cell>
          <table:table-cell office:value-type="string" table:style-name="ce52">
            <text:p>Check the "Login" button by entering username and password in only capital alphabets and <text:s text:c="2"/>special symbo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H$KL#S@</text:p>
            <text:p/>
            <text:p><text:span text:style-name="T2">Password :</text:span><text:s/>H^HKR@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2" table:style-name="ce48">
            <text:p>32</text:p>
          </table:table-cell>
          <table:table-cell office:value-type="string" table:style-name="ce52">
            <text:p>Check the "Login" button by entering username in only small alphabets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g$%#hb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3" table:style-name="ce48">
            <text:p>33</text:p>
          </table:table-cell>
          <table:table-cell office:value-type="string" table:style-name="ce52">
            <text:p>Check the "Login" button by entering password <text:s/>in only <text:s/>small alphabets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/text:p>
            <text:p/>
            <text:p><text:span text:style-name="T2">Password :</text:span><text:s/>h#mji$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4" table:style-name="ce48">
            <text:p>34</text:p>
          </table:table-cell>
          <table:table-cell office:value-type="string" table:style-name="ce52">
            <text:p>Check the "Login" button by entering username and password in only <text:s/>small alphabets and <text:s text:c="2"/>special symbo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g$%#hb</text:p>
            <text:p/>
            <text:p><text:span text:style-name="T2">Password :</text:span><text:s/>h#mji$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5" table:style-name="ce48">
            <text:p>35</text:p>
          </table:table-cell>
          <table:table-cell office:value-type="string" table:style-name="ce52">
            <text:p>Check the "Login" button by entering username in only small alphabets and Numerica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g4b6c8j3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6" table:style-name="ce48">
            <text:p>36</text:p>
          </table:table-cell>
          <table:table-cell office:value-type="string" table:style-name="ce52">
            <text:p>Check the "Login" button by entering password <text:s/>in only <text:s/>small alphabets and Numerica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text:s/></text:span>standard_user</text:p>
            <text:p/>
            <text:p><text:span text:style-name="T2">Password :</text:span><text:s/>dj5f7n29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7" table:style-name="ce48">
            <text:p>37</text:p>
          </table:table-cell>
          <table:table-cell office:value-type="string" table:style-name="ce52">
            <text:p>Check the "Login" button by entering username and password in only <text:s/>small alphabets and Numerica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d6j23nse</text:p>
            <text:p/>
            <text:p><text:span text:style-name="T2">Password :</text:span><text:s/>gjk7d945n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8" table:style-name="ce48">
            <text:p>38</text:p>
          </table:table-cell>
          <table:table-cell office:value-type="string" table:style-name="ce52">
            <text:p>Check the "Login" button by entering username in only capital alphabets and Numerica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HJ3B45ND</text:p>
            <text:p/>
            <text:p><text:span text:style-name="T2">Password :</text:span><text:s/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39" table:style-name="ce48">
            <text:p>39</text:p>
          </table:table-cell>
          <table:table-cell office:value-type="string" table:style-name="ce52">
            <text:p>Check the "Login" button by entering password <text:s/>in only <text:s/>capital alphabets and Numerica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/text:p>
            <text:p/>
            <text:p><text:span text:style-name="T2">Password :</text:span><text:s/>B5J67ND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0" table:style-name="ce48">
            <text:p>40</text:p>
          </table:table-cell>
          <table:table-cell office:value-type="string" table:style-name="ce52">
            <text:p>Check the "Login" button by entering username and password in only <text:s/>capital alphabets and Numerica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8H45N7</text:p>
            <text:p/>
            <text:p><text:span text:style-name="T2">Password :</text:span><text:s/>DWJ7NDK4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1" table:style-name="ce48">
            <text:p>41</text:p>
          </table:table-cell>
          <table:table-cell office:value-type="string" table:style-name="ce52">
            <text:p>Check the "Login" button by entering username in alphabets with alternate space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d G e h W</text:p>
            <text:p/>
            <text:p><text:span text:style-name="T2">Password :</text:span><text:s/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2" table:style-name="ce48">
            <text:p>42</text:p>
          </table:table-cell>
          <table:table-cell office:value-type="string" table:style-name="ce52">
            <text:p>Check the "Login" button by entering password <text:s/>in alphabets with alternate space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/text:p>
            <text:p/>
            <text:p><text:span text:style-name="T2">Password :</text:span><text:s/>h R E h q B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3" table:style-name="ce48">
            <text:p>43</text:p>
          </table:table-cell>
          <table:table-cell office:value-type="string" table:style-name="ce52">
            <text:p>Check the "Login" button by entering username and password in alphabets with alternate space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K a Q j m R<text:s/></text:p>
            <text:p/>
            <text:p><text:span text:style-name="T2">Password :</text:span><text:s/>H d w a B M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4" table:style-name="ce48">
            <text:p>44</text:p>
          </table:table-cell>
          <table:table-cell office:value-type="string" table:style-name="ce52">
            <text:p>Check the "Login" button by entering username in only capital <text:s/>alphabets with alternate space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F Y F <text:s/>X J P<text:s/>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5" table:style-name="ce48">
            <text:p>45</text:p>
          </table:table-cell>
          <table:table-cell office:value-type="string" table:style-name="ce52">
            <text:p>Check the "Login" button by entering password <text:s/>in only capital alphabets with alternate space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/text:p>
            <text:p/>
            <text:p><text:span text:style-name="T2">Password :</text:span><text:s/>D T V O E V K<text:s/>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6" table:style-name="ce48">
            <text:p>46</text:p>
          </table:table-cell>
          <table:table-cell office:value-type="string" table:style-name="ce52">
            <text:p>Check the "Login" button by entering username and password in only capital alphabets with alternate space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H F R J K T<text:s/></text:p>
            <text:p/>
            <text:p><text:span text:style-name="T2">Password :</text:span><text:s/>L N G E O Y T<text:s/>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7" table:style-name="ce48">
            <text:p>47</text:p>
          </table:table-cell>
          <table:table-cell office:value-type="string" table:style-name="ce52">
            <text:p>Check the "Login" button by entering username in only small <text:s/>alphabets with alternate space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g I e j t p<text:s/>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8" table:style-name="ce48">
            <text:p>48</text:p>
          </table:table-cell>
          <table:table-cell office:value-type="string" table:style-name="ce52">
            <text:p>Check the "Login" button by entering password <text:s/>in only small alphabets with alternate space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/text:span><text:s/>k a y p w j v<text:s/>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49" table:style-name="ce48">
            <text:p>49</text:p>
          </table:table-cell>
          <table:table-cell office:value-type="string" table:style-name="ce52">
            <text:p>Check the "Login" button by entering username and password in only small alphabets with alternate space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I t s l b p h<text:s/></text:p>
            <text:p/>
            <text:p><text:span text:style-name="T2">Password :</text:span><text:s/>l t a h r y l h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0" table:style-name="ce48">
            <text:p>50</text:p>
          </table:table-cell>
          <table:table-cell office:value-type="string" table:style-name="ce52">
            <text:p>Check the "Login" button by entering username in only single small <text:s/>alphabet <text:s text:c="2"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g<text:s/></text:p>
            <text:p/>
            <text:p><text:span text:style-name="T2">Password :</text:span><text:s/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1" table:style-name="ce48">
            <text:p>51</text:p>
          </table:table-cell>
          <table:table-cell office:value-type="string" table:style-name="ce52">
            <text:p>Check the "Login" button by entering password <text:s/>in only single small alphabet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standard_user<text:s/></text:p>
            <text:p/>
            <text:p><text:span text:style-name="T2">Password :</text:span><text:s/>t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2" table:style-name="ce48">
            <text:p>52</text:p>
          </table:table-cell>
          <table:table-cell office:value-type="string" table:style-name="ce52">
            <text:p>Check the "Login" button by entering username and password in only single small alphabet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b</text:p>
            <text:p/>
            <text:p><text:span text:style-name="T2">Password :<text:s/></text:span>a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3" table:style-name="ce48">
            <text:p>53</text:p>
          </table:table-cell>
          <table:table-cell office:value-type="string" table:style-name="ce52">
            <text:p>Check the "Login" button by entering username in only single capital <text:s/>alphabet <text:s text:c="2"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A</text:p>
            <text:p/>
            <text:p><text:span text:style-name="T2">Password :<text:s/></text:span>secret_sauce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4" table:style-name="ce48">
            <text:p>54</text:p>
          </table:table-cell>
          <table:table-cell office:value-type="string" table:style-name="ce52">
            <text:p>Check the "Login" button by entering password <text:s/>in only single capital alphabet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M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5" table:style-name="ce48">
            <text:p>55</text:p>
          </table:table-cell>
          <table:table-cell office:value-type="string" table:style-name="ce52">
            <text:p>Check the "Login" button by entering username and password in only single capital alphabet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Q</text:p>
            <text:p/>
            <text:p><text:span text:style-name="T2">Password :<text:s/></text:span>T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6" table:style-name="ce48">
            <text:p>56</text:p>
          </table:table-cell>
          <table:table-cell office:value-type="string" table:style-name="ce52">
            <text:p>Check the "Login" button by entering username in only single Number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7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7" table:style-name="ce48">
            <text:p>57</text:p>
          </table:table-cell>
          <table:table-cell office:value-type="string" table:style-name="ce52">
            <text:p>Check the "Login" button by entering password <text:s/>in only single Number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5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8" table:style-name="ce48">
            <text:p>58</text:p>
          </table:table-cell>
          <table:table-cell office:value-type="string" table:style-name="ce52">
            <text:p>Check the "Login" button by entering username and password in only single Number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3</text:p>
            <text:p/>
            <text:p><text:span text:style-name="T2">Password :<text:s/></text:span>1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59" table:style-name="ce48">
            <text:p>59</text:p>
          </table:table-cell>
          <table:table-cell office:value-type="string" table:style-name="ce52">
            <text:p>Check the "Login" button by entering username in only single special symbo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&amp;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0" table:style-name="ce48">
            <text:p>60</text:p>
          </table:table-cell>
          <table:table-cell office:value-type="string" table:style-name="ce52">
            <text:p>Check the "Login" button by entering password <text:s/>in only single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%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1" table:style-name="ce48">
            <text:p>61</text:p>
          </table:table-cell>
          <table:table-cell office:value-type="string" table:style-name="ce52">
            <text:p>Check the "Login" button by entering username and password in only single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#</text:p>
            <text:p/>
            <text:p><text:span text:style-name="T2">Password :<text:s/></text:span>@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2" table:style-name="ce48">
            <text:p>62</text:p>
          </table:table-cell>
          <table:table-cell office:value-type="string" table:style-name="ce52">
            <text:p>Check the "Login" button by entering username in too long length of special symbo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#@#$%^&amp;*!@#$%^#$%^@#$%$^^&amp;$@$^&amp;&amp;&amp;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3" table:style-name="ce48">
            <text:p>63</text:p>
          </table:table-cell>
          <table:table-cell office:value-type="string" table:style-name="ce52">
            <text:p>Check the "Login" button by entering password <text:s/>in too long length of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@#%^^$##@!$%**(*&amp;^%$#$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4" table:style-name="ce48">
            <text:p>64</text:p>
          </table:table-cell>
          <table:table-cell office:value-type="string" table:style-name="ce52">
            <text:p>Check the "Login" button by entering username and password in too long length of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!@#$%^&amp;@#$%#@@#$*&amp;^^%</text:p>
            <text:p/>
            <text:p><text:span text:style-name="T2">Password :<text:s/></text:span>@#$%$#!@#$&amp;^%%##$%^$$@#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5" table:style-name="ce48">
            <text:p>65</text:p>
          </table:table-cell>
          <table:table-cell office:value-type="string" table:style-name="ce52">
            <text:p>Check the "Login" button by entering username in too long length of Numerica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1236584956342648086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6" table:style-name="ce48">
            <text:p>66</text:p>
          </table:table-cell>
          <table:table-cell office:value-type="string" table:style-name="ce52">
            <text:p>Check the "Login" button by entering password <text:s/>in too long length of Numerica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7684957352474860706846342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7" table:style-name="ce48">
            <text:p>67</text:p>
          </table:table-cell>
          <table:table-cell office:value-type="string" table:style-name="ce52">
            <text:p>Check the "Login" button by entering username and password in too long length of Numerica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648759607847352415375869777</text:p>
            <text:p/>
            <text:p><text:span text:style-name="T2">Password :<text:s/></text:span>8596856453423254758697854734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8" table:style-name="ce48">
            <text:p>68</text:p>
          </table:table-cell>
          <table:table-cell office:value-type="string" table:style-name="ce52">
            <text:p>Check the "Login" button by entering username in too long length of alphabetica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feGERgerGEetgertERergergerg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69" table:style-name="ce48">
            <text:p>69</text:p>
          </table:table-cell>
          <table:table-cell office:value-type="string" table:style-name="ce52">
            <text:p>Check the "Login" button by entering password <text:s/>in too long length of alphabetical <text:s text:c="2"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fdfREGRyijdtegrryRTFeerryyujh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47">
            <text:p>2</text:p>
          </table:table-cell>
          <table:table-cell office:value-type="float" office:value="70" table:style-name="ce48">
            <text:p>70</text:p>
          </table:table-cell>
          <table:table-cell office:value-type="string" table:style-name="ce52">
            <text:p>Check the "Login" button by entering username and password in too long length of alphabetica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hdffvjrJUYIFEFERYJjETtrhftjkyukn</text:p>
            <text:p/>
            <text:p><text:span text:style-name="T2">Password :<text:s/></text:span>cjytjtefcvIIYNBrteruTUutryrtu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1" table:style-name="ce48">
            <text:p>71</text:p>
          </table:table-cell>
          <table:table-cell office:value-type="string" table:style-name="ce52">
            <text:p>Check the "Login" button by entering username in Numbers ,alphabets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b@F34H#4bJY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2" table:style-name="ce48">
            <text:p>72</text:p>
          </table:table-cell>
          <table:table-cell office:value-type="string" table:style-name="ce52">
            <text:p>Check the "Login" button by entering password <text:s/>in Numbers ,alphabets and special symbol <text:s/>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hFp#Ng@jkdA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3" table:style-name="ce48">
            <text:p>73</text:p>
          </table:table-cell>
          <table:table-cell office:value-type="string" table:style-name="ce52">
            <text:p>Check the "Login" button by entering username and password in numbers ,alphabets and special symbol <text:s/>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jsA%Jbs#fh</text:p>
            <text:p/>
            <text:p><text:span text:style-name="T2">Password :<text:s/></text:span>j$JFLa@kY!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4" table:style-name="ce48">
            <text:p>74</text:p>
          </table:table-cell>
          <table:table-cell office:value-type="string" table:style-name="ce52">
            <text:p>Check the "Login" button by entering username in only single capital alphabet, number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A5#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5" table:style-name="ce48">
            <text:p>75</text:p>
          </table:table-cell>
          <table:table-cell office:value-type="string" table:style-name="ce52">
            <text:p>Check the "Login" button by entering password in only single capital alphabet, number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R7@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6" table:style-name="ce48">
            <text:p>76</text:p>
          </table:table-cell>
          <table:table-cell office:value-type="string" table:style-name="ce52">
            <text:p>Check the "Login" button by entering username and <text:s/>password in only single capital alphabet, number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M5%</text:p>
            <text:p/>
            <text:p><text:span text:style-name="T2">Password :<text:s/></text:span>D7!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7" table:style-name="ce48">
            <text:p>77</text:p>
          </table:table-cell>
          <table:table-cell office:value-type="string" table:style-name="ce52">
            <text:p>Check the "Login" button by entering username in only single small alphabet, number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g5#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8" table:style-name="ce48">
            <text:p>78</text:p>
          </table:table-cell>
          <table:table-cell office:value-type="string" table:style-name="ce52">
            <text:p>Check the "Login" button by entering password in only single small alphabet, number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h7@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79" table:style-name="ce48">
            <text:p>79</text:p>
          </table:table-cell>
          <table:table-cell office:value-type="string" table:style-name="ce52">
            <text:p>Check the "Login" button by entering username and <text:s/>password in only single small alphabet, number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m5%</text:p>
            <text:p/>
            <text:p><text:span text:style-name="T2">Password :<text:s/></text:span>a7!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0" table:style-name="ce48">
            <text:p>80</text:p>
          </table:table-cell>
          <table:table-cell office:value-type="string" table:style-name="ce52">
            <text:p>Check the "Login" button by entering username in alternate sequence of capital and small alphabet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AbGvEnWm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1" table:style-name="ce48">
            <text:p>81</text:p>
          </table:table-cell>
          <table:table-cell office:value-type="string" table:style-name="ce52">
            <text:p>Check the "Login" button by entering password in alternate sequence of capital and small alphabet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KtVeSlWnY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2" table:style-name="ce48">
            <text:p>82</text:p>
          </table:table-cell>
          <table:table-cell office:value-type="string" table:style-name="ce52">
            <text:p>Check the "Login" button by entering username and password in alternate sequence of capital and small alphabet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KrCkYzQoLp</text:p>
            <text:p/>
            <text:p><text:span text:style-name="T2">Password :<text:s/></text:span>YdKvMbTeW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3" table:style-name="ce48">
            <text:p>83</text:p>
          </table:table-cell>
          <table:table-cell office:value-type="string" table:style-name="ce52">
            <text:p>Check the "Login" button by entering username in alternate sequence of Number and alphabet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h3j4l2v5j3k5f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4" table:style-name="ce48">
            <text:p>84</text:p>
          </table:table-cell>
          <table:table-cell office:value-type="string" table:style-name="ce52">
            <text:p>Check the "Login" button by entering password in alternate sequence of Number and alphabet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k2v5n3h6n2k6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5" table:style-name="ce48">
            <text:p>85</text:p>
          </table:table-cell>
          <table:table-cell office:value-type="string" table:style-name="ce52">
            <text:p>Check the "Login" button by entering username and password in alternate sequence of Number and alphabet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k3b5n6k3m4</text:p>
            <text:p/>
            <text:p><text:span text:style-name="T2">Password :<text:s/></text:span>l2b4c7b4n8m9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6" table:style-name="ce48">
            <text:p>86</text:p>
          </table:table-cell>
          <table:table-cell office:value-type="string" table:style-name="ce52">
            <text:p>Check the "Login" button by entering username in alternate sequence of alphabet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h#j!f%l#d^v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7" table:style-name="ce48">
            <text:p>87</text:p>
          </table:table-cell>
          <table:table-cell office:value-type="string" table:style-name="ce52">
            <text:p>Check the "Login" button by entering password in alternate sequence of alphabet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k#h%f&amp;j*g!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8" table:style-name="ce48">
            <text:p>88</text:p>
          </table:table-cell>
          <table:table-cell office:value-type="string" table:style-name="ce52">
            <text:p>Check the "Login" button by entering username and password in alternate sequence of alphabet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l%g#n%n!j@</text:p>
            <text:p/>
            <text:p><text:span text:style-name="T2">Password :<text:s/></text:span>p&amp;h%c$b@k#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89" table:style-name="ce48">
            <text:p>89</text:p>
          </table:table-cell>
          <table:table-cell office:value-type="string" table:style-name="ce52">
            <text:p>Check the "Login" button by entering username in alternate sequence of Number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/>5$7@7&amp;1!</text:p>
            <text:p/>
            <text:p><text:span text:style-name="T2">Password :<text:s/></text:span>secret_user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90" table:style-name="ce48">
            <text:p>90</text:p>
          </table:table-cell>
          <table:table-cell office:value-type="string" table:style-name="ce52">
            <text:p>Check the "Login" button by entering password in alternate sequence of Number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standard_user</text:p>
            <text:p/>
            <text:p><text:span text:style-name="T2">Password :<text:s/></text:span>9$7@7!5&amp;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47">
            <text:p>2</text:p>
          </table:table-cell>
          <table:table-cell office:value-type="float" office:value="91" table:style-name="ce48">
            <text:p>91</text:p>
          </table:table-cell>
          <table:table-cell office:value-type="string" table:style-name="ce52">
            <text:p>Check the "Login" button by entering username and password <text:s/>in alternate sequence of Number and special symbol format as invalid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/>
            <text:p>4. Click on the Login button.</text:p>
          </table:table-cell>
          <table:table-cell office:value-type="string" table:style-name="ce50">
            <text:p><text:span text:style-name="T2">Username :</text:span><text:s text:c="2"/>8%3&amp;2#2@</text:p>
            <text:p/>
            <text:p><text:span text:style-name="T2">Password :<text:s/></text:span>8$7#6&amp;2@1!</text:p>
          </table:table-cell>
          <table:table-cell office:value-type="string" table:style-name="ce52">
            <text:p>To notify about not to accept this username &amp; password.</text:p>
          </table:table-cell>
          <table:table-cell office:value-type="string" table:style-name="ce53">
            <text:p>To notify about not to accept this username &amp; password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54">
            <text:p>2</text:p>
          </table:table-cell>
          <table:table-cell office:value-type="float" office:value="92" table:style-name="ce55">
            <text:p>92</text:p>
          </table:table-cell>
          <table:table-cell office:value-type="string" table:style-name="ce56">
            <text:p>check the "Login" buton by entering valid credentials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3 as above .</text:p>
            <text:p/>
            <text:p>4. Click on the Login button.</text:p>
          </table:table-cell>
          <table:table-cell office:value-type="string" table:style-name="ce57">
            <text:p><text:span text:style-name="T5">Username :</text:span><text:s text:c="2"/>standard_user</text:p>
            <text:p/>
            <text:p><text:span text:style-name="T5">Password :<text:s/></text:span>secret_sauce</text:p>
          </table:table-cell>
          <table:table-cell office:value-type="string" table:style-name="ce56">
            <text:p>To login successfully and redirect to the home page by welcoming that registered username.</text:p>
          </table:table-cell>
          <table:table-cell office:value-type="string" table:style-name="ce59">
            <text:p>To login succesfully but after redirecting to the home page , the registered username is not displayed.</text:p>
          </table:table-cell>
          <table:table-cell office:value-type="string" table:style-name="ce60">
            <text:p>Fail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3" table:style-name="ce47">
            <text:p>3</text:p>
          </table:table-cell>
          <table:table-cell office:value-type="float" office:value="93" table:style-name="ce48">
            <text:p>93</text:p>
          </table:table-cell>
          <table:table-cell office:value-type="string" table:style-name="ce49">
            <text:p>check the main menu at left-top side by clicking on the left-top side button.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3 as above .</text:p>
            <text:p>4. Click on the Login button.</text:p>
            <text:p>5. Click on the left-top side menu.</text:p>
          </table:table-cell>
          <table:table-cell office:value-type="string" table:style-name="ce61">
            <text:p>NA</text:p>
          </table:table-cell>
          <table:table-cell office:value-type="string" table:style-name="ce52">
            <text:p>To open the main menu successfully.</text:p>
          </table:table-cell>
          <table:table-cell office:value-type="string" table:style-name="ce53">
            <text:p>To open the main menu successfully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4" table:style-name="ce47">
            <text:p>4</text:p>
          </table:table-cell>
          <table:table-cell office:value-type="float" office:value="94" table:style-name="ce48">
            <text:p>94</text:p>
          </table:table-cell>
          <table:table-cell office:value-type="string" table:style-name="ce49">
            <text:p>check "All items" menu by clicking on this opti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left-top side menu.</text:p>
            <text:p>6. click on the "All items" option.</text:p>
          </table:table-cell>
          <table:table-cell office:value-type="string" table:style-name="ce61">
            <text:p>NA</text:p>
          </table:table-cell>
          <table:table-cell office:value-type="string" table:style-name="ce52">
            <text:p>To open all items page successfully where all the items show.</text:p>
          </table:table-cell>
          <table:table-cell office:value-type="string" table:style-name="ce53">
            <text:p>To open all items page successfully where all the items show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5" table:style-name="ce54">
            <text:p>5</text:p>
          </table:table-cell>
          <table:table-cell office:value-type="float" office:value="95" table:style-name="ce62">
            <text:p>95</text:p>
          </table:table-cell>
          <table:table-cell office:value-type="string" table:style-name="ce58">
            <text:p>check "About" menu option by clicking on this option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left-top side menu.</text:p>
            <text:p>6. click on the "About" option.</text:p>
          </table:table-cell>
          <table:table-cell office:value-type="string" table:style-name="ce63">
            <text:p>NA</text:p>
          </table:table-cell>
          <table:table-cell office:value-type="string" table:style-name="ce56">
            <text:p>To redirect to <text:s/>"About" <text:s/>page successfully where information about app show.</text:p>
          </table:table-cell>
          <table:table-cell office:value-type="string" table:style-name="ce59">
            <text:p>By clicking on this option it redirect to the another page But via different website "saucelab".</text:p>
          </table:table-cell>
          <table:table-cell office:value-type="string" table:style-name="ce60">
            <text:p>Fail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6" table:style-name="ce54">
            <text:p>6</text:p>
          </table:table-cell>
          <table:table-cell office:value-type="float" office:value="96" table:style-name="ce62">
            <text:p>96</text:p>
          </table:table-cell>
          <table:table-cell office:value-type="string" table:style-name="ce64">
            <text:p>check the menu "Reset App State"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left-top side menu.</text:p>
            <text:p>6. click on the "Reset App state" option.</text:p>
          </table:table-cell>
          <table:table-cell office:value-type="string" table:style-name="ce63">
            <text:p>NA</text:p>
          </table:table-cell>
          <table:table-cell office:value-type="string" table:style-name="ce56">
            <text:p>To redirect to the page for Reset app.</text:p>
          </table:table-cell>
          <table:table-cell office:value-type="string" table:style-name="ce59">
            <text:p>Nothing will be happened by clicking this menu. It does not redirect to any page.</text:p>
          </table:table-cell>
          <table:table-cell office:value-type="string" table:style-name="ce60">
            <text:p>Fail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7" table:style-name="ce47">
            <text:p>7</text:p>
          </table:table-cell>
          <table:table-cell office:value-type="float" office:value="97" table:style-name="ce65">
            <text:p>97</text:p>
          </table:table-cell>
          <table:table-cell office:value-type="string" table:style-name="ce49">
            <text:p>check "close" button from the main menu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left-top side menu.</text:p>
            <text:p>6. click on the "close" option.</text:p>
          </table:table-cell>
          <table:table-cell office:value-type="string" table:style-name="ce61">
            <text:p>NA</text:p>
          </table:table-cell>
          <table:table-cell office:value-type="string" table:style-name="ce52">
            <text:p>Menu option is closed</text:p>
          </table:table-cell>
          <table:table-cell office:value-type="string" table:style-name="ce53">
            <text:p>Menu option is closed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01" table:style-name="ce47">
            <text:p>101</text:p>
          </table:table-cell>
          <table:table-cell office:value-type="float" office:value="98" table:style-name="ce48">
            <text:p>98</text:p>
          </table:table-cell>
          <table:table-cell office:value-type="string" table:style-name="ce66">
            <text:p>check the "Car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/>
          </table:table-cell>
          <table:table-cell office:value-type="string" table:style-name="ce48">
            <text:p>NA</text:p>
          </table:table-cell>
          <table:table-cell office:value-type="string" table:style-name="ce49">
            <text:p>To redirect to "Cart"page successfully where all the "Add to cart" items appear.</text:p>
          </table:table-cell>
          <table:table-cell office:value-type="string" table:style-name="ce50">
            <text:p>To redirect to "Cart"page successfully where all the "Add to cart" items appear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2" table:style-name="ce47">
            <text:p>102</text:p>
          </table:table-cell>
          <table:table-cell office:value-type="float" office:value="99" table:style-name="ce48">
            <text:p>99</text:p>
          </table:table-cell>
          <table:table-cell office:value-type="string" table:style-name="ce66">
            <text:p>check "Continue shopping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>6. click on "Continue shopping" button</text:p>
            <text:p/>
          </table:table-cell>
          <table:table-cell office:value-type="string" table:style-name="ce48">
            <text:p>NA</text:p>
          </table:table-cell>
          <table:table-cell office:value-type="string" table:style-name="ce49">
            <text:p>To close the cart page and redirect to the home page.</text:p>
          </table:table-cell>
          <table:table-cell office:value-type="string" table:style-name="ce50">
            <text:p>To close the cart page and redirect to the home page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03" table:style-name="ce47">
            <text:p>103</text:p>
          </table:table-cell>
          <table:table-cell office:value-type="float" office:value="100" table:style-name="ce48">
            <text:p>100</text:p>
          </table:table-cell>
          <table:table-cell office:value-type="string" table:style-name="ce49">
            <text:p>check "Checkout" button with selecting items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>6. click on "Checkout" button</text:p>
            <text:p/>
          </table:table-cell>
          <table:table-cell office:value-type="string" table:style-name="ce48">
            <text:p>NA</text:p>
          </table:table-cell>
          <table:table-cell office:value-type="string" table:style-name="ce49">
            <text:p>To redirect the another page where the check box appear for enter the information.</text:p>
          </table:table-cell>
          <table:table-cell office:value-type="string" table:style-name="ce50">
            <text:p>To redirect the another page where the check box appear for enter the information.</text:p>
          </table:table-cell>
          <table:table-cell office:value-type="string" table:style-name="ce51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03" table:style-name="ce54">
            <text:p>103</text:p>
          </table:table-cell>
          <table:table-cell office:value-type="float" office:value="101" table:style-name="ce55">
            <text:p>101</text:p>
          </table:table-cell>
          <table:table-cell office:value-type="string" table:style-name="ce58">
            <text:p>check "Checkout" button without selecting items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</text:p>
            <text:p/>
          </table:table-cell>
          <table:table-cell office:value-type="string" table:style-name="ce55">
            <text:p>NA</text:p>
          </table:table-cell>
          <table:table-cell office:value-type="string" table:style-name="ce56">
            <text:p>Not to open the next page untill item is not to be selected.</text:p>
          </table:table-cell>
          <table:table-cell office:value-type="string" table:style-name="ce57">
            <text:p>To redirect the another page where the check box appear for enter the information.</text:p>
          </table:table-cell>
          <table:table-cell office:value-type="string" table:style-name="ce6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4" table:style-name="ce47">
            <text:p>104</text:p>
          </table:table-cell>
          <table:table-cell office:value-type="float" office:value="102" table:style-name="ce48">
            <text:p>102</text:p>
          </table:table-cell>
          <table:table-cell office:value-type="string" table:style-name="ce66">
            <text:p>check "Cancel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>6. click on "Checkout" button.</text:p>
            <text:p>7.click on "Cancel" button.</text:p>
            <text:p/>
          </table:table-cell>
          <table:table-cell office:value-type="string" table:style-name="ce48">
            <text:p>NA</text:p>
          </table:table-cell>
          <table:table-cell office:value-type="string" table:style-name="ce52">
            <text:p>To cancel check out and go back to <text:s/>cart page<text:s/></text:p>
          </table:table-cell>
          <table:table-cell office:value-type="string" table:style-name="ce53">
            <text:p>To cancel check out and go back to <text:s/>cart page<text:s/>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47">
            <text:p>105</text:p>
          </table:table-cell>
          <table:table-cell office:value-type="float" office:value="103" table:style-name="ce48">
            <text:p>103</text:p>
          </table:table-cell>
          <table:table-cell office:value-type="string" table:style-name="ce49">
            <text:p>Check the "continue" button with out giving any credentials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8">
            <text:p>First Name :</text:p>
            <text:p/>
            <text:p>Last Name :<text:s/></text:p>
            <text:p/>
            <text:p>Zip/Postal Code :</text:p>
            <text:p/>
          </table:table-cell>
          <table:table-cell office:value-type="string" table:style-name="ce49">
            <text:p>To notify about to enter the information.</text:p>
          </table:table-cell>
          <table:table-cell office:value-type="string" table:style-name="ce53">
            <text:p>To notify about to enter the first name<text:s/>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47">
            <text:p>105</text:p>
          </table:table-cell>
          <table:table-cell office:value-type="float" office:value="104" table:style-name="ce48">
            <text:p>104</text:p>
          </table:table-cell>
          <table:table-cell office:value-type="string" table:style-name="ce49">
            <text:p>Check the "continue" button by blank first name and enter Invalid last name and zip/postal code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8">
            <text:p>First Name :</text:p>
            <text:p/>
            <text:p>Last Name :<text:s/><text:span text:style-name="T1">HDGFYTJR</text:span><text:span text:style-name="T1"/></text:p>
            <text:p/>
            <text:p>Zip/Postal Code :<text:s/><text:span text:style-name="T1">FHEJJFIRR</text:span><text:span text:style-name="T1"/></text:p>
            <text:p/>
          </table:table-cell>
          <table:table-cell office:value-type="string" table:style-name="ce52">
            <text:p>To notify about to enter all required information.</text:p>
          </table:table-cell>
          <table:table-cell office:value-type="string" table:style-name="ce53">
            <text:p>To notify about to enter all required information.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47">
            <text:p>105</text:p>
          </table:table-cell>
          <table:table-cell office:value-type="float" office:value="105" table:style-name="ce48">
            <text:p>105</text:p>
          </table:table-cell>
          <table:table-cell office:value-type="string" table:style-name="ce49">
            <text:p>Check the "continue" button by blank Last name and enter invalid First name and zip/postal code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8">
            <text:p>First Name :<text:span text:style-name="T1"><text:s/>HDGFYTJR</text:span><text:span text:style-name="T1"/></text:p>
            <text:p/>
            <text:p>Last Name :<text:s/></text:p>
            <text:p/>
            <text:p>Zip/Postal Code :<text:s/><text:span text:style-name="T1">FHEJJFIRR</text:span><text:span text:style-name="T1"/></text:p>
            <text:p/>
          </table:table-cell>
          <table:table-cell office:value-type="string" table:style-name="ce52">
            <text:p>To notify about to enter all required information.</text:p>
          </table:table-cell>
          <table:table-cell office:value-type="string" table:style-name="ce53">
            <text:p>To notify about to enter all required information.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47">
            <text:p>105</text:p>
          </table:table-cell>
          <table:table-cell office:value-type="float" office:value="106" table:style-name="ce48">
            <text:p>106</text:p>
          </table:table-cell>
          <table:table-cell office:value-type="string" table:style-name="ce49">
            <text:p>Check the "continue" button by blank Zip/postal code and enter invalid First name and Last name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8">
            <text:p>First Name :<text:span text:style-name="T1"><text:s/>HDGFYTJR</text:span><text:span text:style-name="T1"/></text:p>
            <text:p/>
            <text:p>Last Name :<text:s/><text:span text:style-name="T1">FHEJJFIRR</text:span><text:span text:style-name="T1"/></text:p>
            <text:p/>
            <text:p>Zip/Postal Code :<text:s/></text:p>
            <text:p/>
          </table:table-cell>
          <table:table-cell office:value-type="string" table:style-name="ce52">
            <text:p>To notify about to enter all required information.</text:p>
          </table:table-cell>
          <table:table-cell office:value-type="string" table:style-name="ce53">
            <text:p>To notify about to enter all required information.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07" table:style-name="ce55">
            <text:p>107</text:p>
          </table:table-cell>
          <table:table-cell office:value-type="string" table:style-name="ce56">
            <text:p>Check the "Continue" button by typing invalid any alphabet in capital in first name,Last name and Zip/postal code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HDGFYTJR</text:span><text:span text:style-name="T4"/></text:p>
            <text:p/>
            <text:p>Last Name :<text:s/><text:span text:style-name="T4">FHEJJFIRR</text:span><text:span text:style-name="T4"/></text:p>
            <text:p/>
            <text:p>Zip/Postal Code :<text:s/><text:span text:style-name="T4">GHDJRIOE</text:span><text:span text:style-name="T4"/></text:p>
            <text:p/>
          </table:table-cell>
          <table:table-cell office:value-type="string" table:style-name="ce56">
            <text:p>To notify about to type correct information. ( code must in numerical format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08" table:style-name="ce55">
            <text:p>108</text:p>
          </table:table-cell>
          <table:table-cell office:value-type="string" table:style-name="ce56">
            <text:p>Check the "Continue" button by typing invalid only numbers <text:s/>in first name,Last name and Zip/postal code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57837545</text:span><text:span text:style-name="T4"/></text:p>
            <text:p/>
            <text:p>Last Name :<text:s/><text:span text:style-name="T4">567274585</text:span><text:span text:style-name="T4"/></text:p>
            <text:p/>
            <text:p>Zip/Postal Code :<text:s/><text:span text:style-name="T4">24657385</text:span><text:span text:style-name="T4"/></text:p>
            <text:p/>
          </table:table-cell>
          <table:table-cell office:value-type="string" table:style-name="ce56">
            <text:p>To notify about to type correct information. ( first name or last name must not in only numerical format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09" table:style-name="ce55">
            <text:p>109</text:p>
          </table:table-cell>
          <table:table-cell office:value-type="string" table:style-name="ce56">
            <text:p>Check the "Continue" button by typing invalid only special symbol <text:s/>in first name,Last name and Zip/postal code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@$#%^**&amp;^@$</text:span><text:span text:style-name="T4"/></text:p>
            <text:p/>
            <text:p>Last Name :<text:s/><text:span text:style-name="T4">#$%@!#$&amp;*^</text:span><text:span text:style-name="T4"/></text:p>
            <text:p/>
            <text:p>Zip/Postal Code :<text:s/><text:span text:style-name="T4">$^^&amp;#@!#</text:span><text:span text:style-name="T4"/></text:p>
            <text:p/>
          </table:table-cell>
          <table:table-cell office:value-type="string" table:style-name="ce56">
            <text:p>To notify about to type correct information. ( information must not in only special symbol format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105" table:style-name="ce54">
            <text:p>105</text:p>
          </table:table-cell>
          <table:table-cell office:value-type="float" office:value="110" table:style-name="ce62">
            <text:p>110</text:p>
          </table:table-cell>
          <table:table-cell office:value-type="string" table:style-name="ce56">
            <text:p>Check "continue" button by typing invalid alphabets,numbers,special ssymbol in first name,last name and zip/postal code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dh4jfjq@h</text:span><text:span text:style-name="T4"/></text:p>
            <text:p/>
            <text:p>Last Name :<text:s/><text:span text:style-name="T4">HShx2dwj#gh2</text:span><text:span text:style-name="T4"/></text:p>
            <text:p/>
            <text:p>Zip/Postal Code :<text:s/><text:span text:style-name="T4">hdgGSG3g2@G</text:span><text:span text:style-name="T4"/></text:p>
            <text:p/>
          </table:table-cell>
          <table:table-cell office:value-type="string" table:style-name="ce56">
            <text:p>To notify about to type correct information. ( Zip code must be in numerical and first name and last name not in special symbol or numbers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11" table:style-name="ce62">
            <text:p>111</text:p>
          </table:table-cell>
          <table:table-cell office:value-type="string" table:style-name="ce58">
            <text:p>Check "continue" button by typing invalid same in Capital alphabet <text:s/>in first name,last name and zip/postal code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AAAAAA</text:span><text:span text:style-name="T4"/></text:p>
            <text:p/>
            <text:p>Last Name :<text:s/><text:span text:style-name="T4">AAAAAA</text:span><text:span text:style-name="T4"/></text:p>
            <text:p/>
            <text:p>Zip/Postal Code :<text:s/><text:span text:style-name="T4">AAAAAA</text:span><text:span text:style-name="T4"/></text:p>
            <text:p/>
          </table:table-cell>
          <table:table-cell office:value-type="string" table:style-name="ce56">
            <text:p>To notify about to type correct information. ( code must in numerical format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12" table:style-name="ce62">
            <text:p>112</text:p>
          </table:table-cell>
          <table:table-cell office:value-type="string" table:style-name="ce58">
            <text:p>Check "continue" button by typing invalid any <text:s/>same in small alphabet <text:s/>in first name,last name and zip/postal code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aaaaaa</text:span><text:span text:style-name="T4"/></text:p>
            <text:p/>
            <text:p>Last Name :<text:s/><text:span text:style-name="T4">aaaaaaa</text:span><text:span text:style-name="T4"/></text:p>
            <text:p/>
            <text:p>Zip/Postal Code :<text:s/><text:span text:style-name="T4">aaaaaaa</text:span><text:span text:style-name="T4"/></text:p>
            <text:p/>
          </table:table-cell>
          <table:table-cell office:value-type="string" table:style-name="ce56">
            <text:p>To notify about to type correct information. ( code must in numerical format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13" table:style-name="ce62">
            <text:p>113</text:p>
          </table:table-cell>
          <table:table-cell office:value-type="string" table:style-name="ce58">
            <text:p>Check "continue" button by typing invalid any same number in first name,last name and zip/postal code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777777777</text:span><text:span text:style-name="T4"/></text:p>
            <text:p/>
            <text:p>Last Name :<text:s/><text:span text:style-name="T4">777777777</text:span><text:span text:style-name="T4"/></text:p>
            <text:p/>
            <text:p>Zip/Postal Code :<text:s/><text:span text:style-name="T4">77777777</text:span><text:span text:style-name="T4"/></text:p>
            <text:p/>
          </table:table-cell>
          <table:table-cell office:value-type="string" table:style-name="ce56">
            <text:p>To notify about to type correct information.<text:s/>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14" table:style-name="ce62">
            <text:p>114</text:p>
          </table:table-cell>
          <table:table-cell office:value-type="string" table:style-name="ce58">
            <text:p>Check "continue" button by typing invalid any <text:s/>same special symbol in first name,last name and zip/postal code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@@@@@@</text:span><text:span text:style-name="T4"/></text:p>
            <text:p/>
            <text:p>Last Name :<text:s/><text:span text:style-name="T4">@@@@@@@</text:span><text:span text:style-name="T4"/></text:p>
            <text:p/>
            <text:p>Zip/Postal Code :<text:s/><text:span text:style-name="T4">@@@@@</text:span><text:span text:style-name="T4"/></text:p>
            <text:p/>
          </table:table-cell>
          <table:table-cell office:value-type="string" table:style-name="ce56">
            <text:p>To notify about to type correct information. ( information must not in only special symbol format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15" table:style-name="ce62">
            <text:p>115</text:p>
          </table:table-cell>
          <table:table-cell office:value-type="string" table:style-name="ce58">
            <text:p><text:s/>check "continue" button by typing any invalid alphabets in first name , numbers in last name and special symbol in zip/postal code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hfyedhjfjcdc</text:span><text:span text:style-name="T4"/></text:p>
            <text:p/>
            <text:p>Last Name :<text:s/><text:span text:style-name="T4">245362836</text:span><text:span text:style-name="T4"/></text:p>
            <text:p/>
            <text:p>Zip/Postal Code :<text:s/><text:span text:style-name="T4">@@@@@</text:span><text:span text:style-name="T4"/></text:p>
            <text:p/>
          </table:table-cell>
          <table:table-cell office:value-type="string" table:style-name="ce56">
            <text:p>To notify about to type correct information. ( Any information must not in only special symbol format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16" table:style-name="ce62">
            <text:p>116</text:p>
          </table:table-cell>
          <table:table-cell office:value-type="string" table:style-name="ce58">
            <text:p><text:s/>check "continue" button by typing any invalid special symbol in first name , alphabets in last name and numbers in zip/postal code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$#@$#$$</text:span><text:span text:style-name="T4"/></text:p>
            <text:p/>
            <text:p>Last Name :<text:s/><text:span text:style-name="T4">hdkwsyrndf</text:span><text:span text:style-name="T4"/></text:p>
            <text:p/>
            <text:p>Zip/Postal Code :<text:s/><text:span text:style-name="T4">635283644</text:span><text:span text:style-name="T4"/></text:p>
            <text:p/>
          </table:table-cell>
          <table:table-cell office:value-type="string" table:style-name="ce56">
            <text:p>To notify about to type correct information. ( Any information must not in only special symbol format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17" table:style-name="ce62">
            <text:p>117</text:p>
          </table:table-cell>
          <table:table-cell office:value-type="string" table:style-name="ce58">
            <text:p><text:s/>check "continue" button by typing any invalid <text:s/>numbers in first name , special symbol in last name and alphabets in zip/postal code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4685932</text:span><text:span text:style-name="T4"/></text:p>
            <text:p/>
            <text:p>Last Name :<text:s/><text:span text:style-name="T4">#@$%$^&amp;</text:span><text:span text:style-name="T4"/></text:p>
            <text:p/>
            <text:p>Zip/Postal Code :<text:s/><text:span text:style-name="T4">fhrfkdekvhd</text:span><text:span text:style-name="T4"/></text:p>
            <text:p/>
          </table:table-cell>
          <table:table-cell office:value-type="string" table:style-name="ce56">
            <text:p>To notify about to type correct information. ( Any information must not in only special symbol format)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5" table:style-name="ce54">
            <text:p>105</text:p>
          </table:table-cell>
          <table:table-cell office:value-type="float" office:value="118" table:style-name="ce62">
            <text:p>118</text:p>
          </table:table-cell>
          <table:table-cell office:value-type="string" table:style-name="ce58">
            <text:p>check "continue" button by typing any invalid value in first name ,last name and zip/postal code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/>
          </table:table-cell>
          <table:table-cell office:value-type="string" table:style-name="ce69">
            <text:p>First Name :<text:span text:style-name="T4"><text:s/>ff3f34326#45VF</text:span><text:span text:style-name="T4"/></text:p>
            <text:p/>
            <text:p>Last Name :<text:s/><text:span text:style-name="T4">HCbfefw456@$</text:span><text:span text:style-name="T4"/></text:p>
            <text:p/>
            <text:p>Zip/Postal Code :<text:s/><text:span text:style-name="T4">fhjjHDUb346</text:span><text:span text:style-name="T4"/></text:p>
            <text:p/>
          </table:table-cell>
          <table:table-cell office:value-type="string" table:style-name="ce56">
            <text:p>To notify about tu type correct information.</text:p>
          </table:table-cell>
          <table:table-cell office:value-type="string" table:style-name="ce59">
            <text:p>To redirect the payment page with wrong information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106" table:style-name="ce47">
            <text:p>106</text:p>
          </table:table-cell>
          <table:table-cell office:value-type="float" office:value="119" table:style-name="ce65">
            <text:p>119</text:p>
          </table:table-cell>
          <table:table-cell office:value-type="string" table:style-name="ce66">
            <text:p>check "Cancel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>6. click on "Checkout" button.</text:p>
            <text:p>7.click on "Cancle" button.</text:p>
            <text:p/>
          </table:table-cell>
          <table:table-cell office:value-type="string" table:style-name="ce61">
            <text:p>NA</text:p>
          </table:table-cell>
          <table:table-cell office:value-type="string" table:style-name="ce52">
            <text:p>To redirect to go back to "cart" page</text:p>
          </table:table-cell>
          <table:table-cell office:value-type="string" table:style-name="ce53">
            <text:p>To redirect to go back to "cart" page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107" table:style-name="ce54">
            <text:p>107</text:p>
          </table:table-cell>
          <table:table-cell office:value-type="float" office:value="120" table:style-name="ce62">
            <text:p>120</text:p>
          </table:table-cell>
          <table:table-cell office:value-type="string" table:style-name="ce64">
            <text:p>check "Finish" button with selcted item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>8. click on "Finish" button.</text:p>
            <text:p/>
          </table:table-cell>
          <table:table-cell office:value-type="string" table:style-name="ce63">
            <text:p>NA</text:p>
          </table:table-cell>
          <table:table-cell office:value-type="string" table:style-name="ce56">
            <text:p>To redirect the payment page and appear payment option</text:p>
          </table:table-cell>
          <table:table-cell office:value-type="string" table:style-name="ce59">
            <text:p>nothing will be appear regarding payment.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107" table:style-name="ce54">
            <text:p>107</text:p>
          </table:table-cell>
          <table:table-cell office:value-type="float" office:value="121" table:style-name="ce62">
            <text:p>121</text:p>
          </table:table-cell>
          <table:table-cell office:value-type="string" table:style-name="ce56">
            <text:p>check "Finish" button without select any item.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 .</text:p>
            <text:p>5. Click on the right-top side "Cart"menu.</text:p>
            <text:p>6. click on "Checkout" button.</text:p>
            <text:p>7.click on "Continue" button.</text:p>
            <text:p>8.click on "Finish" button.</text:p>
            <text:p/>
          </table:table-cell>
          <table:table-cell office:value-type="string" table:style-name="ce63">
            <text:p>NA</text:p>
          </table:table-cell>
          <table:table-cell office:value-type="string" table:style-name="ce56">
            <text:p>to <text:s/>notify about to select item or finish button will not redirect to another page .</text:p>
          </table:table-cell>
          <table:table-cell office:value-type="string" table:style-name="ce59">
            <text:p>redirect to another page where show about to successful order<text:s/></text:p>
          </table:table-cell>
          <table:table-cell office:value-type="string" table:style-name="ce70">
            <text:p>fail<text:s/></text:p>
          </table:table-cell>
          <table:table-cell table:number-columns-repeated="16374"/>
        </table:table-row>
        <table:table-row table:style-name="ro17">
          <table:table-cell/>
          <table:table-cell office:value-type="float" office:value="108" table:style-name="ce47">
            <text:p>108</text:p>
          </table:table-cell>
          <table:table-cell office:value-type="float" office:value="122" table:style-name="ce65">
            <text:p>122</text:p>
          </table:table-cell>
          <table:table-cell office:value-type="string" table:style-name="ce66">
            <text:p>check "Back Hom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the right-top side "Cart"menu.</text:p>
            <text:p>6. click on "Checkout" button.</text:p>
            <text:p>7.click on "Continue" button.</text:p>
            <text:p>8.click on "Finish" button.</text:p>
            <text:p>9. click on "Back Home" button.</text:p>
            <text:p/>
          </table:table-cell>
          <table:table-cell office:value-type="string" table:style-name="ce61">
            <text:p>NA</text:p>
          </table:table-cell>
          <table:table-cell office:value-type="string" table:style-name="ce52">
            <text:p>To redirect to main page or home page</text:p>
          </table:table-cell>
          <table:table-cell office:value-type="string" table:style-name="ce53">
            <text:p>To redirect to main page or home page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01" table:style-name="ce47">
            <text:p>201</text:p>
          </table:table-cell>
          <table:table-cell office:value-type="float" office:value="123" table:style-name="ce65">
            <text:p>123</text:p>
          </table:table-cell>
          <table:table-cell office:value-type="string" table:style-name="ce49">
            <text:p>check the drop down list for name <text:s text:c="13"/>(A to Z )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right-top side "Filter" option</text:p>
            <text:p>6. click on Name(A to Z)</text:p>
          </table:table-cell>
          <table:table-cell office:value-type="string" table:style-name="ce61">
            <text:p>NA</text:p>
          </table:table-cell>
          <table:table-cell office:value-type="string" table:style-name="ce49">
            <text:p>To selecting this option , the items will be displayed according to <text:s/>ascending order.</text:p>
          </table:table-cell>
          <table:table-cell office:value-type="string" table:style-name="ce50">
            <text:p>To selecting this option , the items will be displayed according to <text:s/>ascending order.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02" table:style-name="ce47">
            <text:p>202</text:p>
          </table:table-cell>
          <table:table-cell office:value-type="float" office:value="124" table:style-name="ce65">
            <text:p>124</text:p>
          </table:table-cell>
          <table:table-cell office:value-type="string" table:style-name="ce49">
            <text:p>check the drop down list for name <text:s text:c="15"/>(Z to A )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right-top side "Filter" option</text:p>
            <text:p>6. click on Name(Z to A )</text:p>
          </table:table-cell>
          <table:table-cell office:value-type="string" table:style-name="ce61">
            <text:p>NA</text:p>
          </table:table-cell>
          <table:table-cell office:value-type="string" table:style-name="ce49">
            <text:p>To selecting this option ,the items will be displayed according to descending order.</text:p>
          </table:table-cell>
          <table:table-cell office:value-type="string" table:style-name="ce50">
            <text:p>To selecting this option ,the items will be displayed according to descending order.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03" table:style-name="ce47">
            <text:p>203</text:p>
          </table:table-cell>
          <table:table-cell office:value-type="float" office:value="125" table:style-name="ce65">
            <text:p>125</text:p>
          </table:table-cell>
          <table:table-cell office:value-type="string" table:style-name="ce49">
            <text:p>check the drop dosn list for price <text:s text:c="20"/>(low to high)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right-top side "Filter" option</text:p>
            <text:p>6. click on Price(low to high)</text:p>
          </table:table-cell>
          <table:table-cell office:value-type="string" table:style-name="ce61">
            <text:p>NA</text:p>
          </table:table-cell>
          <table:table-cell office:value-type="string" table:style-name="ce49">
            <text:p>To selecting this option, the item's price will be displayed according to ascending order.</text:p>
          </table:table-cell>
          <table:table-cell office:value-type="string" table:style-name="ce50">
            <text:p>To selecting this option, the item's price will be displayed according to ascending order.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04" table:style-name="ce47">
            <text:p>204</text:p>
          </table:table-cell>
          <table:table-cell office:value-type="float" office:value="126" table:style-name="ce65">
            <text:p>126</text:p>
          </table:table-cell>
          <table:table-cell office:value-type="string" table:style-name="ce49">
            <text:p>check the drop down list for price <text:s text:c="18"/>(high to low )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49">
            <text:p>Step 1 to 4 as above .</text:p>
            <text:p>5. click on right-top side "Filter" option</text:p>
            <text:p>6. click on Price (high to low )</text:p>
          </table:table-cell>
          <table:table-cell office:value-type="string" table:style-name="ce61">
            <text:p>NA</text:p>
          </table:table-cell>
          <table:table-cell office:value-type="string" table:style-name="ce49">
            <text:p>To selecting this option ,the item's price will be displayed according to descending order.</text:p>
          </table:table-cell>
          <table:table-cell office:value-type="string" table:style-name="ce50">
            <text:p>To selecting this option ,the item's price will be displayed according to descending order.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301" table:style-name="ce71">
            <text:p>301</text:p>
          </table:table-cell>
          <table:table-cell office:value-type="float" office:value="127" table:style-name="ce65">
            <text:p>127</text:p>
          </table:table-cell>
          <table:table-cell office:value-type="string" table:style-name="ce49">
            <text:p>check "Add to cart" button displayed on every product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2">
            <text:p>step 1 to 4 as above.</text:p>
            <text:p>5. click on "Add to cart" option</text:p>
          </table:table-cell>
          <table:table-cell office:value-type="string" table:style-name="ce72">
            <text:p>NA</text:p>
          </table:table-cell>
          <table:table-cell office:value-type="string" table:style-name="ce52">
            <text:p>To selecting this option the product will add in cart and "Add to cart" button will turned into "Remove" button</text:p>
          </table:table-cell>
          <table:table-cell office:value-type="string" table:style-name="ce53">
            <text:p>To selecting this option the product will add in cart and "Add to cart" button will turned into "Remove" button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302" table:style-name="ce71">
            <text:p>302</text:p>
          </table:table-cell>
          <table:table-cell office:value-type="float" office:value="128" table:style-name="ce65">
            <text:p>128</text:p>
          </table:table-cell>
          <table:table-cell office:value-type="string" table:style-name="ce49">
            <text:p>check "Remove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2">
            <text:p>step 1 to 4 as above.</text:p>
            <text:p>5. click on "Add to cart" option</text:p>
            <text:p>6. click on "Remove" option</text:p>
          </table:table-cell>
          <table:table-cell office:value-type="string" table:style-name="ce72">
            <text:p>NA</text:p>
          </table:table-cell>
          <table:table-cell office:value-type="string" table:style-name="ce52">
            <text:p>To clicking on this button the product will remove from cart and again "remove" button turn into "Add to cart" button.</text:p>
          </table:table-cell>
          <table:table-cell office:value-type="string" table:style-name="ce53">
            <text:p>To clicking on this button the product will remove from cart and again "remove" button turn into "Add to cart" button.</text:p>
          </table:table-cell>
          <table:table-cell office:value-type="string" table:style-name="ce67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401" table:style-name="ce73">
            <text:p>401</text:p>
          </table:table-cell>
          <table:table-cell office:value-type="float" office:value="129" table:style-name="ce62">
            <text:p>129</text:p>
          </table:table-cell>
          <table:table-cell office:value-type="string" table:style-name="ce58">
            <text:p>check "twitter" button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.</text:p>
            <text:p>5. click on "Twitter" button.</text:p>
          </table:table-cell>
          <table:table-cell office:value-type="string" table:style-name="ce74">
            <text:p>NA</text:p>
          </table:table-cell>
          <table:table-cell office:value-type="string" table:style-name="ce56">
            <text:p>To clicking this button twitter will open for sign in or log in.</text:p>
          </table:table-cell>
          <table:table-cell office:value-type="string" table:style-name="ce59">
            <text:p>redirect to twitter page via another website "saucelab"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501" table:style-name="ce73">
            <text:p>501</text:p>
          </table:table-cell>
          <table:table-cell office:value-type="float" office:value="130" table:style-name="ce62">
            <text:p>130</text:p>
          </table:table-cell>
          <table:table-cell office:value-type="string" table:style-name="ce58">
            <text:p>check "facebook" button<text:s/></text:p>
          </table:table-cell>
          <table:table-cell office:value-type="string" table:style-name="ce57">
            <text:p>. Internet connection is required.</text:p>
            <text:p>. Browser must be needed to operate this URL.</text:p>
          </table:table-cell>
          <table:table-cell office:value-type="string" table:style-name="ce58">
            <text:p>step 1 to 4 as above.</text:p>
            <text:p>5. click on "Facebook" button.</text:p>
          </table:table-cell>
          <table:table-cell office:value-type="string" table:style-name="ce74">
            <text:p>NA</text:p>
          </table:table-cell>
          <table:table-cell office:value-type="string" table:style-name="ce56">
            <text:p>To clicking this button Facebook will open for sign in or log in.</text:p>
          </table:table-cell>
          <table:table-cell office:value-type="string" table:style-name="ce59">
            <text:p>redirect to Facebook page via another website "saucelab"</text:p>
          </table:table-cell>
          <table:table-cell office:value-type="string" table:style-name="ce70">
            <text:p>Fail</text:p>
          </table:table-cell>
          <table:table-cell table:number-columns-repeated="16374"/>
        </table:table-row>
        <table:table-row table:style-name="ro18">
          <table:table-cell/>
          <table:table-cell office:value-type="float" office:value="601" table:style-name="ce75">
            <text:p>601</text:p>
          </table:table-cell>
          <table:table-cell office:value-type="float" office:value="131" table:style-name="ce76">
            <text:p>131</text:p>
          </table:table-cell>
          <table:table-cell office:value-type="string" table:style-name="ce77">
            <text:p>check "linkedIn" button</text:p>
          </table:table-cell>
          <table:table-cell office:value-type="string" table:style-name="ce78">
            <text:p>. Internet connection is required.</text:p>
            <text:p>. Browser must be needed to operate this URL.</text:p>
          </table:table-cell>
          <table:table-cell office:value-type="string" table:style-name="ce79">
            <text:p>step 1 to 4 as above.</text:p>
            <text:p>5. click on "linkedIn" button.</text:p>
          </table:table-cell>
          <table:table-cell office:value-type="string" table:style-name="ce80">
            <text:p>NA</text:p>
          </table:table-cell>
          <table:table-cell office:value-type="string" table:style-name="ce81">
            <text:p>To clicking this button linkedIn will open for sign in or log in.</text:p>
          </table:table-cell>
          <table:table-cell office:value-type="string" table:style-name="ce82">
            <text:p>to open linkedIn website successfully.</text:p>
          </table:table-cell>
          <table:table-cell office:value-type="string" table:style-name="ce83">
            <text:p>pass</text:p>
          </table:table-cell>
          <table:table-cell table:number-columns-repeated="16374"/>
        </table:table-row>
        <table:table-row table:number-rows-repeated="104843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69791666666666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697916666666667in" fo:margin-right="0.7in" fo:margin-bottom="0in"/>
      </style:header-style>
      <style:footer-style>
        <style:header-footer-properties fo:min-height="0.45in" fo:margin-left="0.69791666666666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1-30T15:58:33Z</meta:creation-date>
    <dc:date>2023-12-14T13:58:29Z</dc:date>
    <meta:print-date>2023-12-01T16:14:01Z</meta:print-date>
  </office:meta>
</office:document-meta>
</file>